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cultyNam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aculty_name</text:p>
          </table:table-cell>
          <table:table-cell office:value-type="string" table:style-name="ce1">
            <text:p>faculty_ı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ıp Fa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lahiyat Fa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kuk Fa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ktisadi ve İdari Bilimler Fak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sani Bilimler ve Edebiyat Fak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 Fak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rahpaşa Tıp Fak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önetim Bilimleri Fak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ktisadi, İdari ve Sosyal Bilimler Fak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at ve Sosyal Bilimler Fak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 ve Tasarım Fak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şletme Fak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-Edebiyat Fak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 Fak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letişim Fak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gulamalı Bilimler Yüksekokulu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zel Sanatlar Fak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zel Sanatlar Tasarım ve Mimarlık Fak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 ve Doğa Bilimleri Fak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ğitim Fak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slami İlimler Fak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stanbul Tıp Fak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syal Bilimler Fak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vacılık ve Uzay Bilimleri Fak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ebiyat Fak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zm ve Otelcilik Yüksekokulu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gisayar ve Bilişim Fak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ğitim Bilimleri Fak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syal ve Beşeri Bilimler Fak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san ve Toplum Bilimleri Fak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ik-Elektronik Fak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gulamalı Yönetim Bilimleri Yüksekokulu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 ve Teknoloji Fak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an Ali Yücel Eğitim Fak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Tıp Fak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atürk Eğitim Fak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ş Hekimliği Fak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çak ve Uzay Bilimleri Fak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ültür ve Sosyal Bilimler Fak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cari Bilimler Fak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zel Sanatlar ve Tasarım Fak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zm Fak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ca Eğitim Fak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vil Havacılık Yüksekokulu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i Eğitim Fak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va Ulaştırma Fak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hane Tıp Fak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gulamalı Bilimler Fak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Uluslararası Tıp Fak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bancı Diller Yüksekokulu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l ve Tarih Coğrafya Fak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TÜ Kuzey Kıbrıs Kampusu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zmir Tıp Fak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at ve Tasarım Fak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sa Tıp Fak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vacılık Yüksekokulu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catibey Eğitim Fak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bancı Diller Fak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am Tıp Fak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et Keleşoğlu Eğitim Fak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zım Karabekir Eğitim Fak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na Tıp Fak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ih Eğitim Fak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iantep Eğitim Fak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kine Fak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ya Gökalp Eğitim Fak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 ve Edebiyat Fak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eğli Eğitim Fak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bzon Tıp Fak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yfur Ata Sökmen Tıp Fak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yasal Bilgiler Fak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zurum Tıp Fak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 Fuad Başgil Hukuk Fak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burt Eğitim Fak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. Fazıl Küçük Eğitim Fak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 Fak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Diş Hekimliği Fak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şeri Bilimler Fak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hane Diş Hekimliği Fak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zacılık Fak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çık ve Uzaktan Eğitim Fak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allim Rıfat Eğitim Fak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at, Tasarım ve Mimarlık Fak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zel Sanatlar, Tasarım ve Mimarlık Fak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de Korkut Eğitim Fak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mya-Metalurji Fak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zip Eğitim Fak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et Keleşoğlu Diş Hekimliği Fak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sani ve Sosyal Bilimler Fak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vgat Turizm Fak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knoloji Fak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zcilik Fak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Eczacılık Fak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ıp <text:s/>Fak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şaat Fak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hane Eczacılık Fak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şletme ve Yönetim Bilimleri Fak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zel Sanatlar ve Mimarlık Fak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i İnşaatı ve Deniz Bilimleri Fak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dahan İnsani Bilimler ve Edebiyat Fak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ğlık Bilimleri Fak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Yaşam Bilimleri Fak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-Mimarlık Fak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et Keleşoğlu İlahiyat Fak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letişim Bilimleri Fak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teriner Fak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kstil Teknolojileri ve Tasarımı Fak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i İnşaatı ve Denizcilik Fak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zm İşletmeciliği ve Otelcilik Yüksekokulu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Sağlık Bilimleri Fak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gisayar ve Bilişim Bilimleri Fak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şehir Ali Akkanat Turizm Fak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radeniz Ereğli Turizm Fak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 ve Mimarlık Fak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franbolu Turizm Fak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ökçeada Uygulamalı Bilimler Yüksekokulu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ktisat Fak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gaz Turizm ve Otelcilik Yüksekokulu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mşirelik Fak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ğlık Bilimleri Yüksekokulu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ik Tedavi ve Rehabilitasyon Fak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zm ve Otel İşletmeciliği Yüksekokulu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vşanlı Uygulamalı Bilimler Fak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an Ferdi Turgutlu Teknoloji Fak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el Bilimler Fak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ence Nightingale Hemşirelik Fak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 ve Güzel Sanatlar Fak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 Teknoloji Fak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deşen Turizm Fak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ım ve Doğa Bilimleri Fak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en Fak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yarbakır Atatürk Sağlık Yüksekokulu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as Veteriner Fak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çakoca Turizm İşletmeciliği ve Otelcilik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fet Kayış Mühendislik Fak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hane Sağlık Bilimleri Fak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yhan Veteriner Fak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iye Hemşirelik Fak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sani Bilimler Fak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orlu Mühendislik Fak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lhane Hemşirelik Fak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le Dinçerler Turizm İşletmeciliği ve Otelcilik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ik Tedavi ve Rehabilitasyon Yüksekokulu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şam ve Doğa Bilimleri Fak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gulamalı Sosyal Bilimler Yüksekokulu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TÜ-KKTC Eğitim Araştırma Yerleşkesi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mşirelik Yüksekokulu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mluca Sağlık Bilimleri Fak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ürmene Deniz Bilimleri Fak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atlı Fen-Edebiyat Fak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 Bilimleri Fak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cak Teknoloji Fak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thiye Sağlık Bilimleri Fak</text:p>
          </table:table-cell>
          <table:table-cell office:value-type="float" office:value="153" table:style-name="ce1">
            <text:p>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givi İslami İlimler Fak</text:p>
          </table:table-cell>
          <table:table-cell office:value-type="float" office:value="154" table:style-name="ce1">
            <text:p>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maliye Hacı Ali Akın Uygulamalı Bilimler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dişehir Sağlık Bilimleri Fak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ra ve Vefa Küçük Sağlık Bilimleri Fak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ğlık Yüksekokulu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şehir Kadir Yallagöz Sağlık Yüksekokulu</text:p>
          </table:table-cell>
          <table:table-cell office:value-type="float" office:value="159" table:style-name="ce1">
            <text:p>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ğde Zübeyde Hanım Sağlık Yüksekokulu</text:p>
          </table:table-cell>
          <table:table-cell office:value-type="float" office:value="160" table:style-name="ce1">
            <text:p>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izm ve Mutfak Sanatları Yüksekokulu</text:p>
          </table:table-cell>
          <table:table-cell office:value-type="float" office:value="161" table:style-name="ce1">
            <text:p>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şin Sağlık Yüksekokulu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egöl İşletme Fak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aştırma ve Lojistik Fak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usuf Şerefoğlu Sağlık Bilimleri Fak</text:p>
          </table:table-cell>
          <table:table-cell office:value-type="float" office:value="165" table:style-name="ce1">
            <text:p>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cak Sağlık Yüksekokulu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raat Fak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şan Hakkı Yörük Sağlık Yüksekokulu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 Edebiyat Fak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şehri Sağlık Yüksekokulu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, Güzel Sanatlar ve Tasarım Fak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çel Sağlık Yüksekokulu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sa Deniz Bilimleri Fak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i İslami İlimler Fak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dişehir Ahmet Cengiz Mühendislik Fak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den Eğitimi ve Spor Yüksekokulu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, Mimarlık ve Tasarım Fak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, Tasarım ve Güzel Sanatlar Fak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u Kadastro Yüksekokulu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öke İşletme Fak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dıklı Uygulamalı Bilimler Yüksekokulu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os Hayrettin Gemi İnşaatı ve Denizcilik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ıkamış Turizm Fak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laman Sivil Havacılık Yüksekokulu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ipaşa Havacılık ve Uzay Bilimleri Fak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man Fak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neysu Fizik Tedavi ve Rehabilitasyon Yüksekokulu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dın İktisat Fak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vgat Sosyal ve Beşeri Bilimler Fak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thiye İşletme Fak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yhan Mühendislik Fak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şehir Mühendislik ve Mimarlık Fak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mer Seyfettin Uygulamalı Bilimler Fak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gut Kıran Denizcilik Fak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kacılık ve Sigortacılık Yüksekokulu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ıkaya Fizyoterapi ve Rehabilitasyon Yüksekokulu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remit Sivil Havacılık Yüksekokulu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dikemer Uygulamalı Bilimler Yüksekokulu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mer Denizcilik Fak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ım Bilimleri ve Teknolojileri Fak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gisayar ve Teknoloji Yüksekokulu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rani Ziraat Fak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demli Uygulamalı Teknoloji ve İşletmecilik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 Bilimleri Fak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dirli Sosyal ve Beşeri Bilimler Fak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lova İktisadi ve İdari Bilimler Fak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şan Yusuf Çapraz Uygulamalı Bilimler Yüksekokulu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ölhisar Uygulamalı Bilimler Yüksekokulu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şehir Ali Akkanat Uygulamalı Bilimler Yüksekokulu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raat ve Doğa Bilimleri Fak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cak Zeliha Tolunay Uygulamalı Teknoloji ve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a ve Tasarım Yüksekokulu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il Özdağ Fen Fak</text:p>
          </table:table-cell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arşamba İnsan ve Toplum Bilimleri Fak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şehir Ali Akkanat İşletme Fak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anakkale Uygulamalı Bilimler Fak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franbolu Fethi Toker Güzel Sanatlar ve Tasarım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zifon İktisadi ve İdari Bilimler Fak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tın Orman Fak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cak İşletme Fak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 Ürünleri Fak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an Uygulamalı Bilimler Yüksekokulu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a Uygulamalı Bilimler Fak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çıköğretim Fak</text:p>
          </table:table-cell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rebolu İletişim Fak</text:p>
          </table:table-cell>
          <table:table-cell office:value-type="float" office:value="225" table:style-name="ce1">
            <text:p>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a İktisadi ve İdari Bilimler Fak</text:p>
          </table:table-cell>
          <table:table-cell office:value-type="float" office:value="226" table:style-name="ce1">
            <text:p>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şletme ve Ekonomi Fak</text:p>
          </table:table-cell>
          <table:table-cell office:value-type="float" office:value="227" table:style-name="ce1">
            <text:p>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tu Beşeri ve Sosyal Bilimler Fak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zilli İktisadi ve İdari Bilimler Fak</text:p>
          </table:table-cell>
          <table:table-cell office:value-type="float" office:value="229" table:style-name="ce1">
            <text:p>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 Cavit Çelebioğlu Sivil Havacılık Yüksekokulu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eğli Ziraat Fak</text:p>
          </table:table-cell>
          <table:table-cell office:value-type="float" office:value="231" table:style-name="ce1">
            <text:p>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z Bilimleri ve Teknolojisi Fak</text:p>
          </table:table-cell>
          <table:table-cell office:value-type="float" office:value="232" table:style-name="ce1">
            <text:p>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ifke Uygulamalı Teknoloji ve İşletmecilik</text:p>
          </table:table-cell>
          <table:table-cell office:value-type="float" office:value="233" table:style-name="ce1">
            <text:p>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ar Uygulamalı Bilimler Yüksekokulu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Şereflikoçhisar Uygulamalı Bilimler Fak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ğirdir Su Ürünleri Fak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Ünye İktisadi ve İdari Bilimler Fak</text:p>
          </table:table-cell>
          <table:table-cell office:value-type="float" office:value="237" table:style-name="ce1">
            <text:p>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an Uygulamalı Bilimler Yüksekokulu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ksar Uygulamalı Bilimler Fak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i Sosyal ve Beşeri Bilimler Fak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şehir İktisadi ve İdari Bilimler Fak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eşme Turizm Fak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dağmadeni Sağlık Yüksekokulu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ik İşletme Fak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ümüşhane İktisadi ve İdari Bilimler Fak</text:p>
          </table:table-cell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çakoca Bey Siyasal Bilgiler Fak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an Doğan Beden Eğitimi ve Spor Yüksekokulu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yabat İktisadi ve İdari Bilimler Fak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haniye Uygulamalı Bilimler Yüksekokulu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ede Uygulamalı Bilimler Fak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ütün Eksperliği Yüksekokulu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baa Sosyal ve Beşeri Bilimler Fak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baa Sağlık Bilimleri Fak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z İşletmeciliği ve Yönetimi Fak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nos Sosyal Hizmetler Yüksekokulu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ihli İktisadi ve İdari Bilimler Fak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slahiye İktisadi ve İdari Bilimler Fak</text:p>
          </table:table-cell>
          <table:table-cell office:value-type="float" office:value="257" table:style-name="ce1">
            <text:p>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ütahya Uygulamalı Bilimler Fak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nomi ve Yönetim Bilimleri Fak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arım Fak</text:p>
          </table:table-cell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pa İktisadi ve İdari Bilimler Fak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üyükkutlu Uygulamalı Bilimler Fak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unköprü Uygulamalı Bilimler Yüksekokulu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zan İşletme Fak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öksun Uygulamalı Bilimler Yüksekokulu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hal Uygulamalı Bilimler Fak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ındıklı Uygulamalı Bilimler Yüksekokulu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Çumra Uygulamalı Bilimler Yüksekokulu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örele Uygulamalı Bilimler Yüksekokulu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ancak Kadir Karabaş Uygulamalı Bilimler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fra İşletme Fak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vadin Uygulamalı Bilimler Fak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ık Uygulamalı Bilimler Yüksekokulu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Şarkışla Uygulamalı Bilimler Yüksekokulu</text:p>
          </table:table-cell>
          <table:table-cell office:value-type="float" office:value="274" table:style-name="ce1">
            <text:p>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ra Veysel Dursun Uygulamalı Bilimler Yüksekokulu</text:p>
          </table:table-cell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cat Hepkon Spor Bilimleri Fak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demiş Sağlık Bilimleri Fak</text:p>
          </table:table-cell>
          <table:table-cell office:value-type="float" office:value="277" table:style-name="ce1">
            <text:p>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ürker İnanoğlu İletişim Fak</text:p>
          </table:table-cell>
          <table:table-cell office:value-type="float" office:value="278" table:style-name="ce1">
            <text:p>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zahat Keleşoğlu Sağlık Bilimleri Fak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ı Teknolojisi ve Tasarımı Yüksekokulu</text:p>
          </table:table-cell>
          <table:table-cell office:value-type="float" office:value="280" table:style-name="ce1">
            <text:p>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ültür Varlıklarını Koruma ve Onarım Yüksekokulu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drum Güzel Sanatlar Fak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 Sağlık Bilimleri Fak</text:p>
          </table:table-cell>
          <table:table-cell office:value-type="float" office:value="283" table:style-name="ce1">
            <text:p>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şar Doğu Spor Bilimleri Fak</text:p>
          </table:table-cell>
          <table:table-cell office:value-type="float" office:value="284" table:style-name="ce1">
            <text:p>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dirli Uygulamalı Bilimler Fak</text:p>
          </table:table-cell>
          <table:table-cell office:value-type="float" office:value="285" table:style-name="ce1">
            <text:p>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yseri Tıp Fak</text:p>
          </table:table-cell>
          <table:table-cell office:value-type="float" office:value="286" table:style-name="ce1">
            <text:p>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hendislik Mimarlık ve Tasarım Fak</text:p>
          </table:table-cell>
          <table:table-cell office:value-type="float" office:value="287" table:style-name="ce1">
            <text:p>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 Bilimleri ve Teknolojisi Yüksekokulu</text:p>
          </table:table-cell>
          <table:table-cell office:value-type="float" office:value="288" table:style-name="ce1">
            <text:p>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zcilik ve Ulaştırma Yüksekokulu</text:p>
          </table:table-cell>
          <table:table-cell office:value-type="float" office:value="289" table:style-name="ce1">
            <text:p>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yasal Bilimler Fak</text:p>
          </table:table-cell>
          <table:table-cell office:value-type="float" office:value="290" table:style-name="ce1">
            <text:p>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av Teknoloji Fak</text:p>
          </table:table-cell>
          <table:table-cell office:value-type="float" office:value="291" table:style-name="ce1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Şebinkarahisar Uygulamalı Bilimler Yüksekokulu</text:p>
          </table:table-cell>
          <table:table-cell office:value-type="float" office:value="292" table:style-name="ce1">
            <text:p>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verek Uygulamalı Bilimler Fak</text:p>
          </table:table-cell>
          <table:table-cell office:value-type="float" office:value="293" table:style-name="ce1">
            <text:p>2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ğızman Uygulamalı Bilimler Yüksekokulu</text:p>
          </table:table-cell>
          <table:table-cell office:value-type="float" office:value="294" table:style-name="ce1">
            <text:p>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ciş İşletme Fak</text:p>
          </table:table-cell>
          <table:table-cell office:value-type="float" office:value="295" table:style-name="ce1">
            <text:p>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İnşaat ve Çevre Müh Fak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z Bilimleri Fak</text:p>
          </table:table-cell>
          <table:table-cell office:value-type="float" office:value="297" table:style-name="ce1">
            <text:p>2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at Fak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marlık ve Mühendislik Fak</text:p>
          </table:table-cell>
          <table:table-cell office:value-type="float" office:value="299" table:style-name="ce1">
            <text:p>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ul Öncesi Eğitim, Psikolojik Danışmanlık ve İşitme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uslararası İlişkiler ve İşletme Fak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uslararası İlişkiler ve Ekonomi Fak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syal Bilimler ve Psikoloji Fak</text:p>
          </table:table-cell>
          <table:table-cell office:value-type="float" office:value="303" table:style-name="ce1">
            <text:p>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 Kültür Fak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number-rows-repeated="10482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akan Cenk Kalınoğlu</meta:initial-creator>
    <dc:creator>uthen</dc:creator>
    <meta:creation-date>2015-06-05T18:19:34Z</meta:creation-date>
    <dc:date>2021-12-06T12:44:54Z</dc:date>
  </office:meta>
</office:document-meta>
</file>